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ff0000"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color="#ff0000"/>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master-page-name="MP0">
      <style:paragraph-properties fo:text-align="justify" style:justify-single-word="false" style:page-number="auto" fo:break-before="page"/>
      <style:text-properties fo:font-size="18pt" style:font-size-asian="18pt" style:font-size-complex="18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fd484"/>
    </style:style>
    <style:style style:name="P8" style:family="paragraph" style:parent-style-name="Standard">
      <style:paragraph-properties fo:text-align="justify" style:justify-single-word="false"/>
      <style:text-properties officeooo:paragraph-rsid="00209ea6"/>
    </style:style>
    <style:style style:name="P9" style:family="paragraph" style:parent-style-name="Standard">
      <style:paragraph-properties fo:text-align="justify" style:justify-single-word="false"/>
      <style:text-properties officeooo:paragraph-rsid="00212494"/>
    </style:style>
    <style:style style:name="P10" style:family="paragraph" style:parent-style-name="Standard">
      <style:paragraph-properties fo:text-align="justify" style:justify-single-word="false"/>
      <style:text-properties fo:font-weight="normal" officeooo:rsid="000ef044" officeooo:paragraph-rsid="001fd484" style:font-weight-asian="normal" style:font-weight-complex="normal"/>
    </style:style>
    <style:style style:name="P11" style:family="paragraph" style:parent-style-name="Standard">
      <style:paragraph-properties fo:text-align="justify" style:justify-single-word="false"/>
      <style:text-properties officeooo:rsid="00212494" officeooo:paragraph-rsid="00212494"/>
    </style:style>
    <style:style style:name="T1" style:family="text">
      <style:text-properties style:font-name-complex="Mang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f8c8c"/>
    </style:style>
    <style:style style:name="T5" style:family="text">
      <style:text-properties fo:color="#ff0000" fo:font-size="18pt" fo:font-weight="bold" style:font-size-asian="18pt" style:font-weight-asian="bold" style:font-size-complex="18pt" style:font-weight-complex="bold"/>
    </style:style>
    <style:style style:name="T6" style:family="text">
      <style:text-properties fo:color="#ff0000" fo:font-size="18pt" fo:font-weight="bold" officeooo:rsid="001f8c8c" style:font-size-asian="18pt" style:font-weight-asian="bold" style:font-size-complex="18pt" style:font-weight-complex="bold"/>
    </style:style>
    <style:style style:name="T7" style:family="text">
      <style:text-properties officeooo:rsid="001fd484"/>
    </style:style>
    <style:style style:name="T8" style:family="text">
      <style:text-properties officeooo:rsid="0028afb8"/>
    </style:style>
    <style:style style:name="T9" style:family="text">
      <style:text-properties officeooo:rsid="000fe894"/>
    </style:style>
    <style:style style:name="T10" style:family="text">
      <style:text-properties officeooo:rsid="002d6dca"/>
    </style:style>
    <style:style style:name="T11" style:family="text">
      <style:text-properties officeooo:rsid="00209ea6"/>
    </style:style>
    <style:style style:name="T12" style:family="text">
      <style:text-properties officeooo:rsid="00212494"/>
    </style:style>
    <style:style style:name="T13" style:family="text">
      <style:text-properties officeooo:rsid="002518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ojciech Moszczyński</text:p>
      <text:p text:style-name="P1"/>
      <text:p text:style-name="P3"><text:span text:style-name="T5">Kontroling oparty na </text:span><text:span text:style-name="T6">wartościowościach ekstremalnych</text:span><text:span text:style-name="T5">?</text:span></text:p>
      <text:p text:style-name="P2"/>
      <text:p text:style-name="P2"/>
      <text:p text:style-name="P2"><text:tab/>W jaki sposób osiągnąć przewagę konkurencyjną? Ale tak ,żeby odsadzić konkurencję, mieć nadzwyczajne wyniki…. takie, żeby wszyscy się zastanawiali – jak on to zrobił? Źródłem przewagi konkurencyjnej była, jest i będzie informacja. Osiągamy przewagę wtedy, gdy wiemy coś, czego inni nie wiedzą.</text:p>
      <text:p text:style-name="P3"><text:tab/></text:p>
      <text:p text:style-name="P3">Informacje mogą dotyczyć zmian w środowisku, to też nowe technologie, to nowatorskie sposoby pozyskiwania klientów, to również nowy sposób analizy własnej firmy. <text:s/></text:p>
      <text:p text:style-name="P3">Dowiadujemy się, że rząd za tydzień wprowadzi nowy podatek na mąkę, kupujemy więc dzisiaj tańszą mąkę, aby nie kupować jej drożej jutro.</text:p>
      <text:p text:style-name="P3">Jako pierwsi opracowujemy nową, oszczędną <office:annotation office:name="0" loext:resolved="false"><dc:creator>Dominika Stefanowska</dc:creator><dc:date>2021-05-04T13:10:00</dc:date><text:p>wytwarzania</text:p></office:annotation>technikę<office:annotation-end office:name="0"/>. Oczywiście osiągamy sporą przewagę konkurencyjną, zanim inni skopiują naszą technologię.</text:p>
      <text:p text:style-name="P3">Te przykłady są dosyć oczywiste. Ale jak możemy osiągnąć przewagę konkurencyjną wdrażając nowatorskie metody kontroli procesów produkcyjnych czy logistycznych?</text:p>
      <text:p text:style-name="P3">Odpowiedź jest oczywista - <text:s/>nowa metoda pokaże nam, co robimy źle i gdzie musimy się przyłożyć, aby zarabiać więcej, pokaże, gdzie można zaoszczędzić.. tego przecież oczekujemy.</text:p>
      <text:p text:style-name="P3"><text:s/></text:p>
      <text:p text:style-name="P3"><text:span text:style-name="Domyślna_20_czcionka_20_akapitu"><text:span text:style-name="T2">Czy jest coś do odkrycia w obszarze kontrolingu?</text:span></text:span></text:p>
      <text:p text:style-name="P3"/>
      <text:p text:style-name="P3">Metody kontrolingu są niezmienne od dekad. Do tej niezmienionej formy przywykli zarówno analitycy jak i odbiorcy analiz i raportów, zarządy firm oraz inwestorzy. <text:s/></text:p>
      <text:p text:style-name="P3">Mamy przychody, koszty i wyniki ekonomiczne, mamy stany magazynowe oraz zobowiązania.</text:p>
      <text:p text:style-name="P3">Zwykła rachunkowość fiskalna słabo nadawała się do zarządzania, dlatego pod koniec XIX wieku wynaleziono rachunkowość zarządczą. Przełom rachunkowości zarządczej sprowadzał się do tego, że wprowadziła ogromną ilość dodatkowych kont, które pozwalały analizować pojedyncze procesy, tak jakby były oddzielnymi firmami.</text:p>
      <text:p text:style-name="P3"/>
      <text:p text:style-name="P3">Nie ulega wątpliwości, że konwencjonalny kontroling zatrzymał się na etapie analizy przeszłości. Ktoś bardzo mądry powiedział: „prowadzić firmę analizując jej wyniki z poprzednich okresów to jak kierować samochodem patrząc się wyłącznie w lusterko wsteczne”. Te porównanie trafnie oddaje jakość dzisiejszego kontrolingu. Nasuwa się tylko pytanie, jak mamy nie przestać patrzeć w lusterko wsteczne? W jaki sposób mamy przewidywać, co stanie się w przyszłości?</text:p>
      <text:p text:style-name="P3">Może przez tworzenie lepszych budżetów? Może stosować zaawansowane modele prognostyczne z obszaru <text:span text:style-name="Domyślna_20_czcionka_20_akapitu"><text:span text:style-name="T3">deep learning</text:span></text:span>. Dalszy ciąg dyskusji prowadzi donikąd. Kontroling przyszłości nie przekształci się w biuro wróżb i przepowiedni czytanych z fusów.</text:p>
      <text:p text:style-name="P3"/>
      <text:p text:style-name="P4">Trzeba zacząć wreszcie myśleć inaczej!</text:p>
      <text:p text:style-name="P4"/>
      <text:p text:style-name="P3"><text:tab/>Gdy kupujemy samochód, czy interesuje nas przeciętna moc silnika czy maksymalna moc silnika? Oczywiście maksymalna moc. Interesuje nas też maksymalna prędkość pojazdu oraz minimalny poziom spalania paliwa. Interesują nas więc maksymalne osiągi i minimalne zużycia.</text:p>
      <text:p text:style-name="P3"/>
      <text:p text:style-name="P3">Gdy kupujemy zestaw stereo do tego samochodu, to czy interesuje nas przeciętna moc głośników? <text:s/>Nie, chcemy znać maksymalną moc głośników. Podobnie, gdy kupujemy wiertarkę, musimy wiedzieć jaka jest maksymalna moc silnika.</text:p>
      <text:p text:style-name="P3"/>
      <text:p text:style-name="P3">A jak kupujemy firmę – to interesuje nas maksymalny możliwy zysk, jaki możemy z niej wycisnąć?</text:p>
      <text:p text:style-name="P3"><text:soft-page-break/>Nie, interesuje nas wyłącznie przeciętny zysk. Zysk z danych historycznych, historyczne przychody i koszty. To tak jakbyśmy kupowali samochód od starszej kobiety i na podstawie szybkości z jaką jeździł w ostatnich miesiącach określali, jaką prędkość może osiągać ten samochód.</text:p>
      <text:p text:style-name="P3"/>
      <text:p text:style-name="P3">Podczas zakupu firmy nie pytamy o jej potencjał, o zdolności krańcowe, poprzestajemy na danych historycznych. Dlaczego? Zasada rozsądnego pesymizmu zakłada, że firma była prowadzona racjonalnie. Zakładamy pesymistyczne scenariusze, aby ostudzić zbyt naiwną ocenę. Działamy więc odwrotnie, staramy się ocenić naszą firmę gorzej niż na to zasługuje.</text:p>
      <text:p text:style-name="P3">Wpojone zasady nie pozwalają nam myśleć w kategoriach hura optymizmu, jesteśmy chłodni w ocenach i bardzo ostrożni. Czy tylko dlatego nie pytamy o krańcowe zdolności procesów?</text:p>
      <text:p text:style-name="P3">Odpowiedź jest bardzo prosta i zarazem bardzo dotkliwa.</text:p>
      <text:p text:style-name="P3">Nie można obliczyć krańcowych możliwych procesów ekonomicznych używając konwencjonalnych metod kalkulacji.</text:p>
      <text:p text:style-name="P3">Nikt nawet <text:s/>o to nie pyta. Świat ekonomii i zarządzania wpatrzony jest w lusterko wsteczne i nawet nie wie, że już od dawna istnieje przednia szyba samochodu.</text:p>
      <text:p text:style-name="P3"><text:s text:c="2"/></text:p>
      <text:p text:style-name="P3">Ktoś powie - kontroling to nie tylko podejście historyczne, przecież patrzymy w przyszłość, przecież budżetujemy, planujemy. Niestety, nie o to w tym wszystkim chodzi.</text:p>
      <text:p text:style-name="P3"/>
      <text:p text:style-name="P3">Konwencjonalny kontroling jest jak arkusz kalkulacyjny.</text:p>
      <text:p text:style-name="P3">Arkusz kalkulacyjny dostarczy nam tylko informację linearną, będącą wynikiem kalkulacji na wprost. Gdy wstawimy jakieś dane wejściowe, uzyskamy jakieś wyniki. Słowo: jakieś jest tutaj jak najbardziej na miejscu. To niestety wciąż kontroling historyczny. <text:s/></text:p>
      <text:p text:style-name="P3"/>
      <text:p text:style-name="P4">Po co nam znać wartości krańcowe?</text:p>
      <text:p text:style-name="P3"/>
      <text:p text:style-name="P3">Co dałoby nam poznanie maksymalnego możliwego do osiągnięcia poziomu przychodów dla naszej firmy obliczonego w oparciu o obecne (nie fantastyczne) uwarunkowania rynkowe, organizacyjne i techniczne? Pewnie zmieniłaby się nasza perspektywa myślenia.</text:p>
      <text:p text:style-name="P3"/>
      <text:p text:style-name="P3">Oczywiście pierwszą rzeczą, którą byśmy zrobili to porównalibyśmy obecny poziom przychodów do teoretycznego poziomu przychodów maksymalnych. Dowiedzielibyśmy się w ten sposób, jaki mamy margines niewykorzystanej mocy naszej firmy.</text:p>
      <text:p text:style-name="P3"/>
      <text:p text:style-name="P3">Następnie poprosilibyśmy o przepis - jak osiągnąć ekstremalne zyski czy minimalne koszty.</text:p>
      <text:p text:style-name="P3">Ten przepis jest zawarty w wyniku. Nie jest możliwe określenie wartości maksymalnej bez rozpisania przepisu, w jaki sposób ten wynik osiągnąć.</text:p>
      <text:p text:style-name="P3"><text:s/></text:p>
      <text:p text:style-name="P3">Niewątpliwie poziomy krańcowe oraz przepisy, jak do nich dotrzeć, zmieniłaby radykalnie naszą perspektywę zarządzania firmą.</text:p>
      <text:p text:style-name="P3"/>
      <text:p text:style-name="P3">Co ciekawe, taka technologia analityczna już istnieje i jest stosunkowo łatwa. <text:s/></text:p>
      <text:p text:style-name="P3">Aby dowiedzieć się, jaka jest maksymalna moc wiertarki, wystarczy zerknąć na specyfikację producenta.</text:p>
      <text:p text:style-name="P3">Aby dowiedzieć się, jaka jest maksymalna moc naszej firmy, trzeba przeprowadzić trochę specyficznych obliczeń. Specyficznych, bo znacznie odbiegających od metod używanych przez tradycyjnych analityków.</text:p>
      <text:p text:style-name="P3"/>
      <text:p text:style-name="P4">Na czym polega konwencjonalny kontroling?</text:p>
      <text:p text:style-name="P3"/>
      <text:p text:style-name="P3">Jakie obliczenia robią zwykle analitycy finansowi, aby poznać wydajność procesów? Biorą dane historyczne na przykład przychody, rozciągają je w szeregi czasowe. Tworzą w arkusze <text:soft-page-break/>kalkulacyjne opisujące powiązania kosztów i przychodów. Szukają przyczyn przekroczenia budżetu. Wielkości historyczne dzielą przez jakąś zmienną typu liczba pracowników. W ten sposób uzyskuje się na przykład średni przychód na jednego zatrudnionego. Tradycyjny analityk bada historię, oblicza <text:s/>wskaźniki, wykrywa trendy. Czy analiza historii i porównywanie odmiennych procesów za pomocą wspólnych wskaźników KPI pomaga w bieżącym zarządzaniu? Owszem, pomaga w bieżącym zarządzaniu, tak jak pomaga lusterko wsteczne w prowadzeniu samochodu. Lusterko jest potrzebne. <text:s text:c="2"/></text:p>
      <text:p text:style-name="P3"/>
      <text:p text:style-name="P3">Tradycyjny kontroling <text:s/>daje nam wyłącznie możliwość oceny jakości naszego dotychczasowego zarządzania.</text:p>
      <text:p text:style-name="P3"/>
      <text:p text:style-name="P3"><text:span text:style-name="Domyślna_20_czcionka_20_akapitu"><text:span text:style-name="T2">Nowa technologia istnieje</text:span></text:span></text:p>
      <text:p text:style-name="P3"/>
      <text:p text:style-name="P3">Od wielu lat stosowane są nowoczesne systemy zarządzania logistycznego, które wskazują na optymalne poziomy zamówień i automatycznie wymuszają krańcowe wyniki procesów. To jaskółki nowego podejścia w kontrolingu. Nie jest to jednak technologia łatwa i tania do wdrożenia.</text:p>
      <text:p text:style-name="P3"/>
      <text:p text:style-name="P3">My szukamy nowej, taniej technologii kontrolingu, która zmieni sposób zarządzania firmą.</text:p>
      <text:p text:style-name="P3">Podpowiedź przychodzi z nieoczekiwanej strony. Czy wiecie, że w komputerowych grach strategicznych algorytmy, które z nami grają jako nasi przeciwnicy opierają się przede wszystkim na zasadzie maksymalizacji szans i efektów przy wykorzystaniu dostępnych środków. My gramy dla przyjemności, a druga strona stosuje algorytmy macierzowe, których celem jest osiągnięcie wartości krańcowej. Stosują więc kontroling krańcowy. Dlatego wygranie z takim mechanicznym przeciwnikiem jest niemożliwe. Na szczęście w grach można ustawić różne poziomy trudności.</text:p>
      <text:p text:style-name="P3"/>
      <text:p text:style-name="P3">A co gdybyśmy zarządzali naszą firmą jak algorytmy z naszych gier komputerowych?</text:p>
      <text:p text:style-name="P3">Czy to jest w ogóle możliwe? Jeżeli komputery mogą to dlaczego my nie możemy?</text:p>
      <text:p text:style-name="P3">Przecież procesy ekonomiczne w grach komputerowych są równie skomplikowane co w realnym życiu.</text:p>
      <text:p text:style-name="P3"/>
      <text:p text:style-name="P3">Naszym pierwszym celem powinno być łatwe i szybkie określenie parametrów krańcowych procesów. Trzeba nauczyć analityków tej sztuki, żeby stali się częścią naszego algorytmu.</text:p>
      <text:p text:style-name="P3">Ustalenie ograniczeni jest podstawą.</text:p>
      <text:p text:style-name="P3">Gdyby nie było ograniczeń, firma mogłaby osiągnąć nieskończone zysk.</text:p>
      <text:p text:style-name="P3">Gdyby nie było oporów powietrza, maksymalna podawana przez producenta szybkość samochodu byłaby wielokrotnie większa.</text:p>
      <text:p text:style-name="P3"/>
      <text:p text:style-name="P3">Ograniczenia zwykle są wielowymiarowe, dlatego zapisuje się je w formie tablic, inaczej macierzy.</text:p>
      <text:p text:style-name="P3">Drugim krokiem jest sformułowanie równań opisujących procesy. Czynność trochę żmudna, ale wykonuje się ją tylko raz. Potem możemy się już tylko cieszyć nowymi super mocami w obszarze zarządzania. <text:s/></text:p>
      <text:p text:style-name="P3"/>
      <text:p text:style-name="P3"/>
      <text:p text:style-name="P4">Od kiedy znamy tę metodę?</text:p>
      <text:p text:style-name="P3"/>
      <text:p text:style-name="P3"><office:annotation office:name="1" loext:resolved="false"><dc:creator>Dominika Stefanowska</dc:creator><dc:date>2021-05-04T13:11:00</dc:date><text:p>Proszę o lekkie rozwinięcie tego teksu, on dla mnie tak jakby się urywa w trakcie.</text:p><text:p/><text:p>Brakuje np. przykładów zastosowań badań operacyjnych w kontrolingu. <text:s/>Albo konkretnego przykładu, jak je wykorzystać. Czy jest pan w stanie go rozwinąć?</text:p></office:annotation>Do niedawna określenie zdolności krańcowych złożonych procesów było zadaniem niemożliwym do rozwiązania. Ludzkość znała już teorię względności Alberta Einsteina, potrafiła budować odrzutowce i łodzie podwodne, a nie mogła sobie poradzić ze wskazaniem ekstremów złożonych procesów ekonomicznych. Impas został przerwany w 1947 roku przez George Dantziga, analityka sił powietrznych Stanów Zjednoczonych. </text:p>
      <text:p text:style-name="P3"/>
      <text:p text:style-name="P3"/>
      <text:p text:style-name="P7"><text:soft-page-break/><text:span text:style-name="T8">A</text:span><text:span text:style-name="T9">merykańska prasa </text:span><text:span text:style-name="T8">informowała</text:span><text:span text:style-name="T9">:</text:span> „<text:span text:style-name="T8">(…) p</text:span>omysł Dantziga polega na opracowaniu modelu matematycznego, który obejmowałby wszystkie zmienne dowolnego scenariusza produkcji, planowania lub dystrybucji. Mając wszystkie istotne dane na miejscu, program liniowy oblicza najbardziej efektywny i najtańszy sposób osiągnięcia pożądanego celu.”<text:note text:id="ftn2" text:note-class="footnote"><text:note-citation>1</text:note-citation><text:note-body><text:p text:style-name="Footnote">George Dantzig, 90; Created Linear Programming; <text:span text:style-name="T10">Los Angeles Times; 22.05.2005 </text:span></text:p></text:note-body></text:note></text:p>
      <text:p text:style-name="P10">Metoda Dantziga szybko znalazła zastosowanie w przemyśle. </text:p>
      <text:p text:style-name="P7"><text:span text:style-name="T7">Już w </text:span>lat<text:span text:style-name="T7">ach</text:span> pięćdziesiątych firmy naftowe zaczęły <text:span text:style-name="T9">na szerok</text:span><text:span text:style-name="T8">ą</text:span><text:span text:style-name="T9"> skalę</text:span> stosować metody Dantziga.</text:p>
      <text:p text:style-name="P7"><text:span text:style-name="T9">Dantzig </text:span><text:span text:style-name="T7">w wywiadzie </text:span><text:span text:style-name="T9">dla magazynu „Computerworld”: </text:span>„Zaczęli od prostego problemu, w jaki sposób zmieszać benzynę w celu uzyskania odpowiedniego punktu zapłonu, odpowiedniej lepkości i odpowiedniej liczby oktanowej i spróbowali zrobić to w najtańszy możliwy sposób”.</text:p>
      <text:p text:style-name="P7"><text:span text:style-name="T7">To</text:span><text:span text:style-name="T9"> pierwsze komercyjne </text:span><text:span text:style-name="T7">wykorzystanie prostego algorytmu graficznego przyniosło firmie milionowe zyski. M</text:span><text:span text:style-name="T9">etody Dantziga obecnie znan</text:span><text:span text:style-name="T7">a</text:span><text:span text:style-name="T9"> jako </text:span><text:span text:style-name="T7">OR od słów Operations Research stała się w krótkim czasie bardzo popularne wśród analityków i technologów produkcji </text:span><text:span text:style-name="T12">praktycznie we wszystkich branżach</text:span><text:span text:style-name="T7">. Metoda znana w Polsce jako </text:span><text:span text:style-name="T9">programowanie </text:span><text:span text:style-name="T7">operacyjne, doczekała się </text:span><text:span text:style-name="T11">ogromnej liczby zastosowań </text:span><text:span text:style-name="T12">i rozmaitych wariantów</text:span><text:span text:style-name="T9">. </text:span><text:span text:style-name="T4"><text:s text:c="4"/></text:span></text:p>
      <text:p text:style-name="P3"/>
      <text:p text:style-name="P8"><text:span text:style-name="T11">W ogromnym uproszczeniu metody optymalizacji OR służą do znajdowania wartości ekstremalnych przy zadanych warunkach ograniczających. Dzięki tym metodom możemy dowiedzieć się jaki jest maksymalny możliwy do osiągnięcia zysk z produkcji oraz uzyskać szczegółową instrukcję jak ten zysk osiągnąć. Naszym celem może być najniższy możliwy poziom kosztów lub minimalny poziom przestojów. Dzięki OR możemy znajdować najkrótsze trasy dostaw i optymalny poziom skali produkcji. </text:span></text:p>
      <text:p text:style-name="P8"><text:span text:style-name="T11"><text:s/></text:span></text:p>
      <text:p text:style-name="P8"><text:span text:style-name="T11">Dzięki wykorzystaniu środowiska programistycznego języków Python i R możliwe </text:span><text:span text:style-name="T12">jest</text:span><text:span text:style-name="T11"> przeprowadzenie analiz optymalizacyjnych w ogromnej skali setek tysięcy przepływów przy tysiącach ograniczeń. Co ważne, być może najważniejsze, tego typu zadania </text:span><text:span text:style-name="T12">optymalizacyjne </text:span><text:span text:style-name="T11">nie są możliwe do obliczenia za pomocą modeli machine learning a nawet wielowarstwowych konwolucyjnych sieci neuronowych z obszaru deep learning. </text:span></text:p>
      <text:p text:style-name="P8"><text:span text:style-name="T11"><text:s/></text:span></text:p>
      <text:p text:style-name="P9"><text:span text:style-name="T12">Tak więc OR nie jest konkurencją dla rozwoju data science lecz jest kolejnym kierunkiem rozwoju tej dziedziny.</text:span></text:p>
      <text:p text:style-name="P9"><text:span text:style-name="T12">Niewątpliwą przewagą OR jest też niezwykle małe wymagania co do infrastruktury obliczeniowej oraz prostota rozwiązań matematycznych w porównaniu z typowymi modelami machine learning. <text:s text:c="3"/></text:span></text:p>
      <text:p text:style-name="P11"><text:s/></text:p>
      <text:p text:style-name="P3">Aby obliczyć potencjał <text:span text:style-name="T12">procesu</text:span>, trzeba skorzystać z równań macierzowych.</text:p>
      <text:p text:style-name="P3">Dzisiaj dzięki odpowiedniemu oprogramowaniu jest to szybkie, łatwe i przyjemne. Najpierw jednak trzeba nauczyć się wyszukiwać ograniczenia oraz umieć budować równania i nierówności matematyczne. </text:p>
      <text:p text:style-name="P3"/>
      <text:p text:style-name="P11">Metodologie z obszaru OR są wielką szansą na uzyskanie przewagi konkurencyjnej, przewagi którą można osiągnąć bez ponoszenia kosztów. </text:p>
      <text:p text:style-name="P3"/>
      <text:p text:style-name="P3"/>
      <text:p text:style-name="P3"><text:s text:c="4"/><office:annotation-end office:name="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kst_20_komentarza" style:display-name="Tekst komentarza" style:family="paragraph" style:parent-style-name="Normalny">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ślna_20_czcionka_20_akapitu" style:display-name="Domyślna czcionka akapitu" style:family="text"/>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komentarza_20_Znak" style:display-name="Tekst komentarza Znak" style:family="text" style:parent-style-name="Domyślna_20_czcionka_20_akapitu">
      <style:text-properties fo:font-size="10pt" style:font-size-asian="10pt" style:font-name-complex="Mangal" style:font-family-complex="Mangal" style:font-family-generic-complex="roman" style:font-pitch-complex="variable" style:font-size-complex="9pt"/>
    </style:style>
    <style:style style:name="Temat_20_komentarza_20_Znak" style:display-name="Temat komentarza Znak" style:family="text" style:parent-style-name="Tekst_20_komentarza_20_Znak">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3-13T17:43:00Z</meta:creation-date>
    <dc:date>2021-05-04T15:05:21.081600179</dc:date>
    <meta:editing-cycles>12</meta:editing-cycles>
    <meta:editing-duration>PT1H23M4S</meta:editing-duration>
    <meta:document-statistic meta:table-count="0" meta:image-count="0" meta:object-count="0" meta:page-count="4" meta:paragraph-count="75" meta:word-count="1573" meta:character-count="11918" meta:non-whitespace-character-count="10362"/>
    <meta:template xlink:type="simple" xlink:actuate="onRequest" xlink:title="" xlink:href="../../../../../../../../home/wojciech/Pobrane/nowa%20analiza.odt/Normal"/>
  </office:meta>
</office:document-meta>
</file>